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a9b" officeooo:paragraph-rsid="001f9a9b"/>
    </style:style>
    <style:style style:name="T1" style:family="text">
      <style:text-properties officeooo:rsid="002099fb"/>
    </style:style>
    <style:style style:name="T2" style:family="text">
      <style:text-properties officeooo:rsid="00224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! I’m a .<text:span text:style-name="T1">od</text:span><text:span text:style-name="T2">t</text:span> fil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8:46:43.497000000</meta:creation-date>
    <dc:date>2023-01-07T18:52:34.108000000</dc:date>
    <meta:editing-duration>PT35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" meta:word-count="5" meta:character-count="21" meta:non-whitespace-character-count="17"/>
  </office:meta>
</office:document-meta>
</file>